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bold" officeooo:rsid="001bcb2d" officeooo:paragraph-rsid="001bcb2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" fo:font-size="16pt" fo:font-weight="bold" officeooo:rsid="001bcb2d" officeooo:paragraph-rsid="001bcb2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6pt" fo:font-weight="bold" officeooo:paragraph-rsid="001bcb2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fo:font-size="16pt" fo:font-weight="bold" officeooo:rsid="001d339a" officeooo:paragraph-rsid="001d339a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bcb2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cb2d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bcb2d"/>
    </style:style>
    <style:style style:name="T6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irest Lord Jesus!</text:p>
      <text:p text:style-name="P6"/>
      <text:p text:style-name="P3">Fairest Lord Jesus! Ruler of all nature!</text:p>
      <text:p text:style-name="P3">O Thou of God and man the Son!</text:p>
      <text:p text:style-name="P3">Thee will I cherish, Thee will I honor,</text:p>
      <text:p text:style-name="P3">Thou my soul’s glory, joy and crown.</text:p>
      <text:p text:style-name="P3"/>
      <text:p text:style-name="P3">Fair are the meadows, Fairer still the woodlands,</text:p>
      <text:p text:style-name="P3">Robed in the blooming garb of spring:</text:p>
      <text:p text:style-name="P3">Jesus is fairer, Jesus is purer,</text:p>
      <text:p text:style-name="P3">Who makes the woeful heart to sing.</text:p>
      <text:p text:style-name="P3"/>
      <text:p text:style-name="P3">Fair is the sunshine, fairer still the moonlight,</text:p>
      <text:p text:style-name="P3">And all the twinkling starry host:</text:p>
      <text:p text:style-name="P3">Jesus shines brighter, Jesus shines purer,</text:p>
      <text:p text:style-name="P3">Than all the angels heav’n can bost.</text:p>
      <text:p text:style-name="P3"/>
      <text:p text:style-name="P3">Beautiful Saviour! Lord of the nations!</text:p>
      <text:p text:style-name="P3">Son of God and Son of Man!</text:p>
      <text:p text:style-name="P3">Glory and honor, praise adoration</text:p>
      <text:p text:style-name="P3">Now and forevermore be Thine.</text:p>
      <text:p text:style-name="P2"><text:span text:style-name="T2"/></text:p>
      <text:p text:style-name="P2"/>
      <text:p text:style-name="P2">Composer: <text:span text:style-name="T1">From </text:span><text:span text:style-name="T3">Schlesische Volkslieder</text:span><text:span text:style-name="T1">, 1842</text:span></text:p>
      <text:p text:style-name="P3">Adapted by Richard S. Willis (1819-1900)</text:p>
      <text:p text:style-name="P2">Lyricist: <text:span text:style-name="T1">From </text:span><text:span text:style-name="T3">Munster Gesangbuch</text:span><text:span text:style-name="T1">, 1677</text:span></text:p>
      <text:p text:style-name="P4"><text:span text:style-name="T1">4</text:span><text:span text:style-name="T5">th</text:span><text:span text:style-name="T1"> vs. trans by Joseph A. Seiss (1823-1904)</text:span></text:p>
      <text:p text:style-name="P4"/>
      <text:p text:style-name="P5">Hymns of Truth and Praise 2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7:34:39.772000000</meta:creation-date>
    <meta:editing-duration>PT10M54S</meta:editing-duration>
    <meta:editing-cycles>3</meta:editing-cycles>
    <meta:generator>LibreOffice/6.3.3.2$Windows_X86_64 LibreOffice_project/a64200df03143b798afd1ec74a12ab50359878ed</meta:generator>
    <dc:title>Tuba Hymn Lyrics</dc:title>
    <dc:date>2020-04-24T17:45:35.230000000</dc:date>
    <meta:document-statistic meta:table-count="0" meta:image-count="0" meta:object-count="0" meta:page-count="1" meta:paragraph-count="22" meta:word-count="141" meta:character-count="800" meta:non-whitespace-character-count="681"/>
    <meta:template xlink:type="simple" xlink:actuate="onRequest" xlink:title="Tuba Hymn Lyrics" xlink:href="../../../../../AppData/Roaming/LibreOffice/4/user/template/Tuba%20Hymn%20Lyrics.ott" meta:date="2020-04-24T17:34:39.552000000"/>
  </office:meta>
</office:document-meta>
</file>